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2.0528in"/>
    </style:style>
    <style:style style:name="Parameters.B" style:family="table-column">
      <style:table-column-properties style:column-width="2.5639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Heading_20_1">
      <style:paragraph-properties fo:break-before="page"/>
    </style:style>
    <style:style style:name="P5" style:family="paragraph" style:parent-style-name="Text_20_body">
      <style:paragraph-properties fo:text-align="justify" style:justify-single-word="false"/>
    </style:style>
    <style:style style:name="P6" style:family="paragraph" style:parent-style-name="Text_20_body" style:list-style-name="L2"/>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font-name="Courier" fo:font-size="10pt" style:font-size-asian="10pt" style:font-size-complex="10pt"/>
    </style:style>
    <style:style style:name="P9" style:family="paragraph" style:parent-style-name="Table_20_Contents">
      <style:text-properties fo:font-size="11pt" style:font-size-asian="11pt" style:font-size-complex="11pt"/>
    </style:style>
    <style:style style:name="P10" style:family="paragraph" style:parent-style-name="Heading_20_2">
      <style:paragraph-properties fo:break-before="page"/>
    </style:style>
    <style:style style:name="P11" style:family="paragraph" style:parent-style-name="Text_20_body">
      <style:text-properties style:font-name="Courier" fo:font-size="10pt" fo:font-weight="normal" style:font-size-asian="10pt" style:font-weight-asian="normal" style:font-size-complex="10pt" style:font-weight-complex="normal"/>
    </style:style>
    <style:style style:name="P12" style:family="paragraph" style:parent-style-name="Frame_20_contents">
      <style:text-properties fo:color="#ffffff"/>
    </style:style>
    <style:style style:name="P13" style:family="paragraph" style:parent-style-name="Text_20_body">
      <style:text-properties fo:color="#ffffff"/>
    </style:style>
    <style:style style:name="P14" style:family="paragraph" style:parent-style-name="Text_20_body">
      <style:text-properties style:font-name="Courier"/>
    </style:style>
    <style:style style:name="P15" style:family="paragraph" style:parent-style-name="Text_20_body" style:list-style-name="L3"/>
    <style:style style:name="P16" style:family="paragraph" style:parent-style-name="Text_20_body">
      <style:paragraph-properties fo:margin-left="-0.4925in" fo:margin-right="0in" fo:text-indent="0in" style:auto-text-indent="false"/>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2"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month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MySQL</text:span>-HA Installation Guide</text:h>
      <text:p text:style-name="P2">Installation guide for beta-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 2006-2007 Fernando Ipar</text:p>
      <text:p text:style-name="P3">Revision: <text:editing-cycles>80</text:editing-cycles></text:p>
      <text:p text:style-name="P3">Last update: <text:modification-date style:data-style-name="N75">May 18, 2007</text:modification-date></text:p>
      <text:h text:style-name="P4" text:outline-level="1">Status</text:h>
      <text:p text:style-name="P5">This document is still a draft and might be incomplete in it's coverage. The goal is to have complete and revised document by the time the cluster gets to 1.0</text:p>
      <text:h text:style-name="Heading_20_1" text:outline-level="1">Introduction</text:h>
      <text:p text:style-name="P5">The goal of this document is to help System Administrators setup a highly available MySQL system using the scripts that make up the mysql-ha project. </text:p>
      <text:p text:style-name="P5">The audience is expected to have some basic skills in shell usage and MySQL administration. </text:p>
      <text:p text:style-name="P5"/>
      <text:p text:style-name="P5">We'll start off by covering the requisites checklist (what's verified by the pre-install.sh script on the automatic installation) and then move onto the prerequisite installation part. </text:p>
      <text:p text:style-name="P5">Finally, we'll describe the mysql-ha.conf file and we'll explain how to start and stop the cluster. </text:p>
      <text:p text:style-name="P5"/>
      <text:h text:style-name="P4" text:outline-level="1">Prerequisites</text:h>
      <text:p text:style-name="Text_20_body">The following is a checklist of what you'll need in order to run mysql-ha. If you can make the cluster run without any of these components, please let us know. </text:p>
      <text:p text:style-name="Text_20_body"/>
      <text:list text:style-name="L2">
        <text:list-item>
          <text:p text:style-name="P6">MySQL, with internal replication configured between Master and Slave host. Development is currently tested on version 5 of the engine, but the code includes compatibility for versions 3.X and 4.X. </text:p>
        </text:list-item>
        <text:list-item>
          <text:p text:style-name="P6">The mysql and mysqladmin client binaries</text:p>
        </text:list-item>
        <text:list-item>
          <text:p text:style-name="P6">bash 2 or greater</text:p>
        </text:list-item>
        <text:list-item>
          <text:p text:style-name="P6">syslog</text:p>
        </text:list-item>
        <text:list-item>
          <text:p text:style-name="P6">perl</text:p>
        </text:list-item>
        <text:list-item>
          <text:p text:style-name="P6">gcc and make</text:p>
        </text:list-item>
        <text:list-item>
          <text:p text:style-name="P6">ssh</text:p>
        </text:list-item>
        <text:list-item>
          <text:p text:style-name="P6">smbclient, <text:span text:style-name="T2">only if you want netbios alerts</text:span></text:p>
        </text:list-item>
      </text:list>
      <text:p text:style-name="P7">Unfortunately, I don't have the minimal versions required for perl, gcc and make. If you find out that your installed version doesn't work, please let us know. </text:p>
      <text:p text:style-name="P7">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we haven't tested that in years and we won't be testing it anytime soon either).</text:p>
      <text:h text:style-name="Heading_20_1" text:outline-level="1">Package installation</text:h>
      <text:p text:style-name="Text_20_body">To begin the installation process, extract the <text:span text:style-name="T2">mysql-ha-&lt;release&gt;.tar.bz2</text:span> into a directory of your choice. The <text:span text:style-name="T2">/usr/mysql-ha</text:span> directory is the one I've used in my test systems, and the default directory, but it's by no means mandatory. You'll need to set the environment variable <text:span text:style-name="T2">MYSQLHA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mysql-ha.tar.bz2 file. All the external packages are found in the extern directory. Change directory to fping-2.2b2 and type: </text:p>
      <text:p text:style-name="P8">#&gt; ./configure &amp;&amp; make &amp;&amp; make check &amp;&amp; make install &amp;&amp; make clean</text:p>
      <text:p text:style-name="Text_20_body">This should run with no errors. </text:p>
      <text:h text:style-name="Heading_20_2" text:outline-level="2">fake</text:h>
      <text:p text:style-name="Text_20_body">Change directory to extern/ again, and type: </text:p>
      <text:p text:style-name="P8">#&gt; tar xzvf fake*gz &amp;&amp; rm -f fake*gz; make patch &amp;&amp; make &amp;&amp; make install</text:p>
      <text:p text:style-name="Text_20_body">Once again, this should run with no errors. </text:p>
      <text:h text:style-name="Heading_20_2" text:outline-level="2">mysql.monitor</text:h>
      <text:p text:style-name="Text_20_body">Just copy this script from the extern directory to any directory on your <text:span text:style-name="T2">$PATH</text:span>. </text:p>
      <text:p text:style-name="Text_20_body"/>
      <text:h text:style-name="Heading_20_1" text:outline-level="1">Cluster installation</text:h>
      <text:p text:style-name="Text_20_body"/>
      <text:p text:style-name="Text_20_body">At this point, you need to populate the /etc/mysql-ha.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CLUSTER_IP</text:p>
          </table:table-cell>
          <table:table-cell table:style-name="Parameters.A2" office:value-type="string">
            <text:p text:style-name="P9">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9">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9">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9">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9">The MySQL user used for service 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9">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9">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9">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9">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9">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9">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9">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9">Amount of time we wait before checking after running mysql_kill. </text:p>
            <text:p text:style-name="P9">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9">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9">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9">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9">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9">This is used on the takeover, and it's the amount of time we wait after issuing a 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9">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9">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9">The email address where to send notifications</text:p>
          </table:table-cell>
          <table:table-cell table:style-name="Parameters.C2" office:value-type="string">
            <text:p text:style-name="Table_20_Contents">root@łocalhost</text:p>
          </table:table-cell>
        </table:table-row>
      </table:table>
      <text:p text:style-name="Text_20_body"/>
      <text:h text:style-name="P10"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7">There, you must create a file named <text:span text:style-name="T2">CLUSTER_IP</text:span>.cfg, with the following contents: </text:p>
      <text:p text:style-name="P7">------ BEGIN <text:span text:style-name="T2">CLUSTER_IP</text:span>.cfg ----</text:p>
      <text:p text:style-name="P7">SPOOF_IP=<text:span text:style-name="T2">CLUSTER_IP</text:span></text:p>
      <text:p text:style-name="P7">SPOOF_NETMASK=<text:span text:style-name="T2">CLUSTER_NETMASK</text:span></text:p>
      <text:p text:style-name="P7">SPOOF_BROADCAST=<text:span text:style-name="T2">CLUSTER_BROADCAST</text:span></text:p>
      <text:p text:style-name="P7">TARGET_INTERFACE=<text:span text:style-name="T2">CLUSTER_DEVICE</text:span></text:p>
      <text:p text:style-name="P7">------ END <text:span text:style-name="T2">CLUSTER_IP</text:span>.cfg ----</text:p>
      <text:p text:style-name="P7"/>
      <text:p text:style-name="P7">You can also create this file by issuing the following commands: </text:p>
      <text:p text:style-name="P11">#&gt; cd /usr/mysql-ha</text:p>
      <text:p text:style-name="P11">#&gt; export MYSQLHA_HOME=/usr/mysql-ha</text:p>
      <text:p text:style-name="P11">#&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mysqlha in our systems and it's a nice name for coherence. You must create a file named 'ssh_user' under the MYSQLHA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mysqlha or another unprivileged account, su – to that account before issuing this commands</text:p></text:note-body></text:note>: </text:p>
      <text:p text:style-name="Text_20_body">#&gt; ssh-keygen -t dsa</text:p>
      <text:p text:style-name="Text_20_body"><draw:frame draw:style-name="fr1" draw:name="Frame1" text:anchor-type="paragraph" svg:x="0.1236in" svg:y="0.2839in" svg:width="5.6626in" draw:z-index="0"><draw:text-box fo:min-height="0.4335in"><text:p text:style-name="P12">SECURITY CONSIDERATION: </text:p><text:p text:style-name="P13">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root/.ssh/id_dsa.pub file to the other node, and add it to the $HOME/.ssh/authorized_keys file, where $HOME is the cluster user (root, mysqlha or the user you chose) home directory. </text:p>
      <text:p text:style-name="Text_20_body">Repeat this procedure for the other node. </text:p>
      <text:p text:style-name="Text_20_body">You can improve security by including '<text:span text:style-name="T2">from=&lt;host&gt;'</text:span><text:span text:style-name="T3"> before the ssh-dsa string in the authorized_keys file. </text:span></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7">Create a file in $MYSQLHA_HOME called sudo_prefix with the text 'sudo ' (<text:span text:style-name="T2">that's WITH A SPACE after the last letter</text:span>). </text:p>
      <text:p text:style-name="P7">Finally, modify /etc/sudoers by adding a line similar to the following: </text:p>
      <text:p text:style-name="P7"><draw:frame draw:style-name="fr2" draw:name="Frame2" text:anchor-type="paragraph" svg:x="0.1689in" svg:y="0.0492in" svg:width="6.4547in" draw:z-index="1"><draw:text-box fo:min-height="0.6457in"><text:p text:style-name="P7">mysqlha <text:s text:c="2"/>ALL=NOPASSWD:/usr/local/sbin/fping, /sbin/fuser, /bin/ps, /bin/kill, /etc/init.d/mysqld, /sbin/shutdown, /usr/bin/fake, /sbin/ifconfig</text:p></draw:text-box></draw:frame>To obtain these path names, <text:span text:style-name="T2">cd to $MYSQLHA_HOME</text:span> and <text:span text:style-name="T2">as root</text:span> source the <text:span text:style-name="T2">compat.sh</text:span> script and execute the <text:span text:style-name="T2">get_sudoers_line</text:span> function. If the cluster doesn't work with these values, then you'll have to manually edit compat.sh and modify the default entries for these programs. </text:p>
      <text:h text:style-name="Heading_20_1" text:outline-level="1">Configure replication</text:h>
      <text:p text:style-name="Text_20_body">Set up replication according to the instructions found on MySQL's manual: </text:p>
      <text:p text:style-name="Text_20_body"><text:a xlink:type="simple" xlink:href="http://www.mysql.com/doc/R/e/Replication.html">http://www.mysql.com/doc/R/e/Replication.html</text:a></text:p>
      <text:p text:style-name="Text_20_body"/>
      <text:h text:style-name="Heading_20_1" text:outline-level="1">Configure MySQL access</text:h>
      <text:p text:style-name="Text_20_body">In order to check the service health, mysql-ha uses the mysql.monitor script from the mon package (available from <text:a xlink:type="simple" xlink:href="ftp://ftp.kernel.org/">ftp.kernel.org</text:a> and it's mirrors, please use the mirrors). For this script to work, you'll need to issue the following sentences in MySQL: </text:p>
      <text:p text:style-name="P14">GRANT SELECT ON test.* TO '&lt;USER&gt;'@'&lt;HOST&gt;' IDENTIFIED BY '&lt;PASSWORD&gt;'</text:p>
      <text:p text:style-name="Text_20_body">where: </text:p>
      <text:p text:style-name="Text_20_body">'&lt;USER&gt;' is <text:span text:style-name="T2">MYSQL_USER</text:span>.</text:p>
      <text:p text:style-name="Text_20_body">'&lt;HOST'&gt; is the <text:span text:style-name="T2">CLUSTER_IP</text:span> when you issue this on the slave node, and the slave node's IP when you issue this on the master. </text:p>
      <text:p text:style-name="Text_20_body">'&lt;PASSWORD&gt;' is <text:span text:style-name="T2">MYSQL_PASSWORD</text:span>. </text:p>
      <text:h text:style-name="Heading_20_1" text:outline-level="1">Install the rc-script</text:h>
      <text:p text:style-name="Text_20_body">Copy the rc-script from $MYSQLHA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MYSQLHA_HOME while we work it out. </text:p>
      <text:p text:style-name="Text_20_body"/>
      <text:p text:style-name="Text_20_body"/>
      <text:h text:style-name="Heading_20_1" text:outline-level="1">Run the cluster</text:h>
      <text:p text:style-name="Text_20_body"/>
      <text:list text:style-name="L3">
        <text:list-item>
          <text:p text:style-name="P15">Configure the CLUSTER_IP on the master node</text:p>
        </text:list-item>
        <text:list-item>
          <text:p text:style-name="P15">Start mysqld on the master node</text:p>
        </text:list-item>
        <text:list-item>
          <text:p text:style-name="P15">Start mysql-ha on the master node, by either: </text:p>
          <text:list>
            <text:list-item>
              <text:p text:style-name="P15">service mysql-ha start (in redhat/fedora)</text:p>
            </text:list-item>
            <text:list-item>
              <text:p text:style-name="P15">/usr/mysql-ha/configurator.sh (better for testing, since you'll be hooked up to the output</text:p>
            </text:list-item>
          </text:list>
        </text:list-item>
        <text:list-item>
          <text:p text:style-name="P15">Start mysql-ha on the slave node. </text:p>
          <text:list>
            <text:list-header>
              <text:p text:style-name="P15"/>
            </text:list-header>
          </text:list>
        </text:list-item>
      </text:list>
      <text:p text:style-name="P16"><text:tab/>Test failover scenarios and report bugs to mysql-ha-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Fernando Ipar</meta:initial-creator>
    <meta:creation-date>2006-10-31T22:07:40</meta:creation-date>
    <dc:creator>Fernando Ipar</dc:creator>
    <dc:date>2007-05-18T17:42:02</dc:date>
    <dc:language>en-US</dc:language>
    <meta:editing-cycles>80</meta:editing-cycles>
    <meta:editing-duration>PT11H14M35S</meta:editing-duration>
    <meta:user-defined meta:name="Info 1"/>
    <meta:user-defined meta:name="Info 2"/>
    <meta:user-defined meta:name="Info 3"/>
    <meta:user-defined meta:name="Info 4"/>
    <meta:document-statistic meta:table-count="1" meta:image-count="0" meta:object-count="0" meta:page-count="9" meta:paragraph-count="160" meta:word-count="1627" meta:character-count="9585"/>
  </office:meta>
</office:document-meta>
</file>